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 SarabunPSK1" svg:font-family="'TH SarabunPS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36e262"/>
    </style:style>
    <style:style style:name="P2" style:family="paragraph" style:parent-style-name="Standard">
      <style:text-properties officeooo:rsid="003962f7" officeooo:paragraph-rsid="003962f7"/>
    </style:style>
    <style:style style:name="P3" style:family="paragraph" style:parent-style-name="Standard">
      <style:text-properties officeooo:paragraph-rsid="0045ae0e"/>
    </style:style>
    <style:style style:name="P4" style:family="paragraph" style:parent-style-name="Standard">
      <style:text-properties officeooo:paragraph-rsid="005550cc"/>
    </style:style>
    <style:style style:name="P5" style:family="paragraph" style:parent-style-name="Standard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4091f1" officeooo:paragraph-rsid="004091f1" style:text-blinking="false" fo:background-color="transparent" style:font-size-asian="18pt" style:font-size-complex="18pt" loext:padding="0in" loext:border="none"/>
    </style:style>
    <style:style style:name="P6" style:family="paragraph" style:parent-style-name="Standard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41651e" officeooo:paragraph-rsid="0041651e" style:text-blinking="false" fo:background-color="transparent" style:font-size-asian="18pt" style:font-size-complex="18pt" loext:padding="0in" loext:border="none"/>
    </style:style>
    <style:style style:name="P7" style:family="paragraph" style:parent-style-name="Standard">
      <style:text-properties officeooo:paragraph-rsid="00595a5d"/>
    </style:style>
    <style:style style:name="P8" style:family="paragraph" style:parent-style-name="Standard">
      <style:text-properties officeooo:paragraph-rsid="006154f9"/>
    </style:style>
    <style:style style:name="P9" style:family="paragraph" style:parent-style-name="Standard">
      <style:text-properties officeooo:paragraph-rsid="00679d56"/>
    </style:style>
    <style:style style:name="P10" style:family="paragraph" style:parent-style-name="Standard">
      <style:text-properties officeooo:paragraph-rsid="0067da3a"/>
    </style:style>
    <style:style style:name="P11" style:family="paragraph" style:parent-style-name="Standard">
      <style:text-properties officeooo:paragraph-rsid="006922ac"/>
    </style:style>
    <style:style style:name="P12" style:family="paragraph" style:parent-style-name="Standard">
      <style:text-properties officeooo:paragraph-rsid="0078e4c9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language="en" fo:country="US" officeooo:paragraph-rsid="000137b3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font-size="48pt" style:font-size-asian="42pt" style:font-size-complex="48pt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font-size="48pt" fo:language="en" fo:country="US" style:font-size-asian="48pt" style:font-size-complex="48pt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font-size="24pt" fo:language="en" fo:country="US" style:font-size-asian="24pt" style:font-size-complex="24pt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font-size="24pt" fo:language="en" fo:country="US" officeooo:rsid="000137b3" officeooo:paragraph-rsid="000137b3" style:font-size-asian="24pt" style:font-size-complex="24pt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TH SarabunPSK" fo:font-size="24pt" fo:language="en" fo:country="US" officeooo:rsid="000137b3" officeooo:paragraph-rsid="000137b3" style:font-size-asian="21pt" style:font-size-complex="24pt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8pt" fo:language="en" fo:country="US" fo:font-weight="normal" officeooo:rsid="0002fb09" officeooo:paragraph-rsid="00291640" style:font-size-asian="15.75pt" style:font-weight-asian="normal" style:font-size-complex="18pt" style:font-weight-complex="normal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8pt" fo:language="en" fo:country="US" fo:font-weight="normal" officeooo:rsid="0003de4d" officeooo:paragraph-rsid="0003de4d" style:font-size-asian="15.75pt" style:font-weight-asian="normal" style:font-size-complex="18pt" style:font-weight-complex="normal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8pt" fo:language="en" fo:country="US" fo:font-style="normal" fo:font-weight="bold" officeooo:rsid="00757df7" officeooo:paragraph-rsid="00757df7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8pt" fo:language="en" fo:country="US" fo:font-style="normal" fo:font-weight="bold" officeooo:rsid="009a01fe" officeooo:paragraph-rsid="009a01fe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officeooo:rsid="000c61fb" officeooo:paragraph-rsid="000c61fb" loext:padding="0in" loext:border="none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officeooo:rsid="000f20c6" officeooo:paragraph-rsid="000f20c6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6pt" fo:language="en" fo:country="US" fo:font-style="normal" fo:font-weight="normal" officeooo:rsid="007cd7ff" officeooo:paragraph-rsid="00866845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6pt" fo:language="en" fo:country="US" fo:font-style="normal" fo:font-weight="normal" officeooo:rsid="0088b814" officeooo:paragraph-rsid="0091f244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officeooo:paragraph-rsid="0021cda2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officeooo:paragraph-rsid="007767c2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indent="0in" style:auto-text-indent="false" fo:break-before="page" fo:padding="0in" fo:border="none"/>
      <style:text-properties style:font-name="TH SarabunPSK" fo:font-size="28pt" fo:language="en" fo:country="US" fo:font-weight="bold" officeooo:rsid="0002fb09" officeooo:paragraph-rsid="0002fb09" style:font-size-asian="24.5pt" style:font-weight-asian="bold" style:font-size-complex="28pt" style:font-weight-complex="bold" loext:padding="0in" loext:border="none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break-before="page" fo:padding="0in" fo:border="none"/>
      <style:text-properties style:font-name="TH SarabunPSK" fo:font-size="28pt" fo:language="en" fo:country="US" fo:font-style="normal" fo:font-weight="bold" officeooo:rsid="00291640" officeooo:paragraph-rsid="00291640" style:font-size-asian="24.5pt" style:font-style-asian="normal" style:font-weight-asian="bold" style:font-size-complex="28pt" style:font-style-complex="normal" style:font-weight-complex="bold" loext:padding="0in" loext:border="none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break-before="page" fo:padding="0in" fo:border="none"/>
      <style:text-properties style:font-name="TH SarabunPSK" fo:font-size="28pt" fo:language="en" fo:country="US" fo:font-style="normal" fo:font-weight="bold" officeooo:rsid="0073fbe2" officeooo:paragraph-rsid="0073fbe2" style:font-size-asian="24.5pt" style:font-style-asian="normal" style:font-weight-asian="bold" style:font-size-complex="28pt" style:font-style-complex="normal" style:font-weight-complex="bold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break-before="page" fo:padding="0in" fo:border="none"/>
      <style:text-properties style:font-name="TH SarabunPSK" fo:font-size="18pt" fo:language="en" fo:country="US" fo:font-weight="normal" officeooo:rsid="0003de4d" officeooo:paragraph-rsid="0003de4d" style:font-size-asian="15.75pt" style:font-weight-asian="normal" style:font-size-complex="18pt" style:font-weight-complex="normal" loext:padding="0in" loext:border="none"/>
    </style:style>
    <style:style style:name="P34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style:font-name="TH SarabunPSK" fo:font-size="18pt" fo:language="en" fo:country="US" fo:font-weight="bold" officeooo:rsid="002aa401" officeooo:paragraph-rsid="002aa401" style:font-size-asian="15.75pt" style:font-weight-asian="bold" style:font-size-complex="18pt" style:font-weight-complex="bold" loext:padding="0in" loext:border="none"/>
    </style:style>
    <style:style style:name="P35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style:font-name="TH SarabunPSK" fo:font-weight="normal" officeooo:paragraph-rsid="0046f9c7"/>
    </style:style>
    <style:style style:name="P36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style:font-name="TH SarabunPSK" fo:font-weight="bold" officeooo:rsid="004a3e2a" officeooo:paragraph-rsid="004a3e2a" style:font-weight-asian="bold" style:font-weight-complex="bold"/>
    </style:style>
    <style:style style:name="P37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46f9c7" officeooo:paragraph-rsid="004a3e2a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38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72204d" officeooo:paragraph-rsid="0072204d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39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break-before="page" fo:padding="0in" fo:border="none"/>
      <style:text-properties fo:font-variant="normal" fo:text-transform="none" fo:color="#1b1b1b" style:font-name="TH SarabunPSK" fo:font-size="28pt" fo:letter-spacing="normal" fo:language="en" fo:country="US" fo:font-style="normal" fo:font-weight="bold" officeooo:rsid="006fae51" officeooo:paragraph-rsid="006fae51" style:font-size-asian="28pt" style:font-style-asian="normal" style:font-weight-asian="bold" style:font-size-complex="28pt" style:font-style-complex="normal" style:font-weight-complex="bold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91f244" officeooo:paragraph-rsid="0091f244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6pt" fo:letter-spacing="normal" fo:language="en" fo:country="US" fo:font-style="normal" fo:font-weight="normal" officeooo:rsid="009962d7" officeooo:paragraph-rsid="0091f244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6pt" fo:letter-spacing="normal" fo:language="en" fo:country="US" fo:font-style="normal" fo:font-weight="normal" officeooo:rsid="0098aad1" officeooo:paragraph-rsid="0091f244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P43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size="16pt" fo:font-weight="bold" officeooo:paragraph-rsid="00866845" style:font-size-asian="16pt" style:font-size-complex="16pt"/>
    </style:style>
    <style:style style:name="P44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72204d" officeooo:paragraph-rsid="00a8037f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5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a8037f" officeooo:paragraph-rsid="00aa15a3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6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a8037f" officeooo:paragraph-rsid="00aa8413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7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aa8413" officeooo:paragraph-rsid="00aa8413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8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aa8413" officeooo:paragraph-rsid="00acbccb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49" style:family="paragraph" style:parent-style-name="Text_20_body">
      <style:paragraph-properties fo:margin-left="0in" fo:margin-right="0in" fo:margin-top="0.1in" fo:margin-bottom="0in" loext:contextual-spacing="false" fo:text-align="center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aa8413" officeooo:paragraph-rsid="00acbccb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50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acbccb" officeooo:paragraph-rsid="00acbccb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51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b0889c" officeooo:paragraph-rsid="00b0889c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P52" style:family="paragraph" style:parent-style-name="Text_20_body">
      <style:paragraph-properties fo:margin-left="0in" fo:margin-right="0in" fo:margin-top="0.1in" fo:margin-bottom="0in" loext:contextual-spacing="false" fo:text-align="justify" style:justify-single-word="false" fo:text-indent="0in" style:auto-text-indent="false" fo:padding="0in" fo:border="none"/>
      <style:text-properties fo:font-variant="normal" fo:text-transform="none" fo:color="#1b1b1b" style:font-name="TH SarabunPSK" fo:font-size="18pt" fo:letter-spacing="normal" fo:language="en" fo:country="US" fo:font-style="normal" fo:font-weight="bold" officeooo:rsid="00b0889c" officeooo:paragraph-rsid="00b301b5" style:font-size-asian="15.75pt" style:font-style-asian="normal" style:font-weight-asian="bold" style:font-size-complex="18pt" style:font-style-complex="normal" style:font-weight-complex="bold" loext:padding="0in" loext:border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137b3" style:font-size-asian="24pt" style:font-size-complex="24pt"/>
    </style:style>
    <style:style style:name="T3" style:family="text">
      <style:text-properties style:font-name="TH SarabunPSK" fo:font-size="18pt" fo:language="en" fo:country="US" fo:font-weight="normal" officeooo:rsid="0021cda2" style:font-size-asian="15.75pt" style:font-weight-asian="normal" style:font-size-complex="18pt" style:font-weight-complex="normal" loext:padding="0in" loext:border="none"/>
    </style:style>
    <style:style style:name="T4" style:family="text">
      <style:text-properties style:font-name="TH SarabunPSK" fo:font-size="18pt" officeooo:rsid="0034871b" style:font-size-asian="18pt" style:font-size-complex="18pt"/>
    </style:style>
    <style:style style:name="T5" style:family="text">
      <style:text-properties officeooo:rsid="00037e00"/>
    </style:style>
    <style:style style:name="T6" style:family="text">
      <style:text-properties fo:font-style="italic" officeooo:rsid="00037e00" style:font-style-asian="italic" style:font-style-complex="italic"/>
    </style:style>
    <style:style style:name="T7" style:family="text">
      <style:text-properties fo:font-style="italic" officeooo:rsid="00064dc5" style:font-style-asian="italic" style:font-style-complex="italic"/>
    </style:style>
    <style:style style:name="T8" style:family="text">
      <style:text-properties fo:font-style="italic" officeooo:rsid="0009dbcb" style:font-style-asian="italic" style:font-style-complex="italic"/>
    </style:style>
    <style:style style:name="T9" style:family="text">
      <style:text-properties fo:font-style="italic" officeooo:rsid="000b2959" style:font-style-asian="italic" style:font-style-complex="italic"/>
    </style:style>
    <style:style style:name="T10" style:family="text">
      <style:text-properties fo:font-style="italic" officeooo:rsid="0018470d" style:font-style-asian="italic" style:font-style-complex="italic"/>
    </style:style>
    <style:style style:name="T11" style:family="text">
      <style:text-properties fo:font-style="italic" officeooo:rsid="00193381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6edb4" style:font-style-asian="normal" style:font-style-complex="normal"/>
    </style:style>
    <style:style style:name="T14" style:family="text">
      <style:text-properties fo:font-style="normal" officeooo:rsid="0007e4b8" style:font-style-asian="normal" style:font-style-complex="normal"/>
    </style:style>
    <style:style style:name="T15" style:family="text">
      <style:text-properties fo:font-style="normal" officeooo:rsid="0009dbcb" style:font-style-asian="normal" style:font-style-complex="normal"/>
    </style:style>
    <style:style style:name="T16" style:family="text">
      <style:text-properties fo:font-style="normal" officeooo:rsid="000b2959" style:font-style-asian="normal" style:font-style-complex="normal"/>
    </style:style>
    <style:style style:name="T17" style:family="text">
      <style:text-properties fo:font-style="normal" officeooo:rsid="000b503a" style:font-style-asian="normal" style:font-style-complex="normal"/>
    </style:style>
    <style:style style:name="T18" style:family="text">
      <style:text-properties fo:font-style="normal" officeooo:rsid="00143099" style:font-style-asian="normal" style:font-style-complex="normal"/>
    </style:style>
    <style:style style:name="T19" style:family="text">
      <style:text-properties fo:font-style="normal" officeooo:rsid="00148fec" style:font-style-asian="normal" style:font-style-complex="normal"/>
    </style:style>
    <style:style style:name="T20" style:family="text">
      <style:text-properties fo:font-style="normal" officeooo:rsid="0017257f" style:font-style-asian="normal" style:font-style-complex="normal"/>
    </style:style>
    <style:style style:name="T21" style:family="text">
      <style:text-properties fo:font-style="normal" officeooo:rsid="0018470d" style:font-style-asian="normal" style:font-style-complex="normal"/>
    </style:style>
    <style:style style:name="T22" style:family="text">
      <style:text-properties fo:font-style="normal" officeooo:rsid="00193381" style:font-style-asian="normal" style:font-style-complex="normal"/>
    </style:style>
    <style:style style:name="T23" style:family="text">
      <style:text-properties fo:font-style="normal" officeooo:rsid="001b6f80" style:font-style-asian="normal" style:font-style-complex="normal"/>
    </style:style>
    <style:style style:name="T24" style:family="text">
      <style:text-properties fo:font-style="normal" officeooo:rsid="001d512f" style:font-style-asian="normal" style:font-style-complex="normal"/>
    </style:style>
    <style:style style:name="T25" style:family="text">
      <style:text-properties fo:font-style="normal" officeooo:rsid="001f2602" style:font-style-asian="normal" style:font-style-complex="normal"/>
    </style:style>
    <style:style style:name="T26" style:family="text">
      <style:text-properties fo:font-style="normal" officeooo:rsid="002081c4" style:font-style-asian="normal" style:font-style-complex="normal"/>
    </style:style>
    <style:style style:name="T27" style:family="text">
      <style:text-properties fo:font-style="normal" officeooo:rsid="002641d0" style:font-style-asian="normal" style:font-style-complex="normal"/>
    </style:style>
    <style:style style:name="T28" style:family="text">
      <style:text-properties fo:font-style="normal" officeooo:rsid="00283180" style:font-style-asian="normal" style:font-style-complex="normal"/>
    </style:style>
    <style:style style:name="T29" style:family="text">
      <style:text-properties fo:font-style="normal" officeooo:rsid="0028a4da" style:font-style-asian="normal" style:font-style-complex="normal"/>
    </style:style>
    <style:style style:name="T30" style:family="text">
      <style:text-properties fo:font-style="normal" officeooo:rsid="00a0cb90" style:font-style-asian="normal" style:font-style-complex="normal"/>
    </style:style>
    <style:style style:name="T31" style:family="text">
      <style:text-properties fo:font-size="18pt" fo:language="en" fo:country="US" fo:font-weight="normal" style:font-size-asian="15.75pt" style:font-weight-asian="normal" style:font-size-complex="18pt" style:font-weight-complex="normal"/>
    </style:style>
    <style:style style:name="T32" style:family="text">
      <style:text-properties fo:font-size="18pt" fo:language="en" fo:country="US" fo:font-weight="normal" officeooo:rsid="0003de4d" style:font-size-asian="15.75pt" style:font-weight-asian="normal" style:font-size-complex="18pt" style:font-weight-complex="normal"/>
    </style:style>
    <style:style style:name="T33" style:family="text">
      <style:text-properties fo:font-size="18pt" fo:language="en" fo:country="US" fo:font-weight="normal" officeooo:rsid="000f21c9" style:font-size-asian="15.75pt" style:font-weight-asian="normal" style:font-size-complex="18pt" style:font-weight-complex="normal"/>
    </style:style>
    <style:style style:name="T34" style:family="text">
      <style:text-properties fo:font-size="18pt" fo:language="en" fo:country="US" fo:font-weight="normal" officeooo:rsid="00679d56" style:font-size-asian="15.75pt" style:font-weight-asian="normal" style:font-size-complex="18pt" style:font-weight-complex="normal"/>
    </style:style>
    <style:style style:name="T35" style:family="text">
      <style:text-properties fo:font-size="18pt" fo:language="en" fo:country="US" fo:font-style="normal" officeooo:rsid="002aa5d3" style:font-size-asian="15.75pt" style:font-style-asian="normal" style:font-weight-asian="normal" style:font-size-complex="18pt" style:font-style-complex="normal" style:font-weight-complex="normal" loext:padding="0in" loext:border="none"/>
    </style:style>
    <style:style style:name="T36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language="en" fo:country="US" fo:font-style="normal" style:text-underline-style="none" fo:font-weight="normal" officeooo:rsid="0021cda2" style:text-blinking="false" style:font-size-asian="18pt" style:font-weight-asian="normal" style:font-size-complex="18pt" style:font-weight-complex="normal" loext:padding="0in" loext:border="none"/>
    </style:style>
    <style:style style:name="T37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language="en" fo:country="US" fo:font-style="normal" style:text-underline-style="none" fo:font-weight="normal" officeooo:rsid="0023698e" style:text-blinking="false" style:font-size-asian="18pt" style:font-weight-asian="normal" style:font-size-complex="18pt" style:font-weight-complex="normal" loext:padding="0in" loext:border="none"/>
    </style:style>
    <style:style style:name="T38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language="en" fo:country="US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39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language="en" fo:country="US" fo:font-style="normal" style:text-underline-style="none" fo:font-weight="normal" officeooo:rsid="002e43e9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40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language="en" fo:country="US" fo:font-style="normal" style:text-underline-style="none" fo:font-weight="normal" officeooo:rsid="007767c2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41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style:text-blinking="false" fo:background-color="transparent" loext:char-shading-value="0" style:font-size-asian="18pt" style:font-size-complex="18pt" loext:padding="0in" loext:border="none"/>
    </style:style>
    <style:style style:name="T42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3581d6" style:text-blinking="false" fo:background-color="transparent" loext:char-shading-value="0" style:font-size-asian="18pt" style:font-size-complex="18pt" loext:padding="0in" loext:border="none"/>
    </style:style>
    <style:style style:name="T43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441009" style:text-blinking="false" fo:background-color="transparent" loext:char-shading-value="0" style:font-size-asian="18pt" style:font-size-complex="18pt" loext:padding="0in" loext:border="none"/>
    </style:style>
    <style:style style:name="T44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45ae0e" style:text-blinking="false" fo:background-color="transparent" loext:char-shading-value="0" style:font-size-asian="18pt" style:font-size-complex="18pt" loext:padding="0in" loext:border="none"/>
    </style:style>
    <style:style style:name="T45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5550cc" style:text-blinking="false" fo:background-color="transparent" loext:char-shading-value="0" style:font-size-asian="18pt" style:font-size-complex="18pt" loext:padding="0in" loext:border="none"/>
    </style:style>
    <style:style style:name="T46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595a5d" style:text-blinking="false" fo:background-color="transparent" loext:char-shading-value="0" style:font-size-asian="18pt" style:font-size-complex="18pt" loext:padding="0in" loext:border="none"/>
    </style:style>
    <style:style style:name="T47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6154f9" style:text-blinking="false" fo:background-color="transparent" loext:char-shading-value="0" style:font-size-asian="18pt" style:font-size-complex="18pt" loext:padding="0in" loext:border="none"/>
    </style:style>
    <style:style style:name="T48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6154f9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62e0f2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0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679d56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2" style:family="text">
      <style:text-properties fo:font-variant="normal" fo:text-transform="none" style:use-window-font-color="true" style:text-line-through-style="none" style:text-line-through-type="none" style:font-name="TH SarabunPSK" fo:font-size="18pt" fo:letter-spacing="normal" fo:font-style="normal" style:text-underline-style="none" fo:font-weight="normal" officeooo:rsid="0078e4c9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4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679d56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5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67da3a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6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6a3622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7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6922ac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8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77d505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59" style:family="text">
      <style:text-properties fo:font-variant="normal" fo:text-transform="none" style:use-window-font-color="true" style:text-line-through-style="none" style:text-line-through-type="none" style:font-name="TH SarabunPSK1" fo:font-size="18pt" fo:letter-spacing="normal" fo:font-style="normal" style:text-underline-style="none" fo:font-weight="normal" officeooo:rsid="0078e4c9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60" style:family="text">
      <style:text-properties fo:font-variant="normal" fo:text-transform="none" style:use-window-font-color="true" style:font-name="TH SarabunPSK" fo:font-size="18pt" fo:letter-spacing="normal" fo:language="en" fo:country="US" fo:font-style="normal" fo:font-weight="normal" style:font-size-asian="15.75pt" style:font-weight-asian="normal" style:font-size-complex="18pt" style:font-weight-complex="normal"/>
    </style:style>
    <style:style style:name="T61" style:family="text">
      <style:text-properties fo:font-variant="normal" fo:text-transform="none" style:use-window-font-color="true" style:font-name="TH SarabunPSK" fo:font-size="18pt" fo:letter-spacing="normal" fo:language="en" fo:country="US" fo:font-style="normal" fo:font-weight="normal" officeooo:rsid="0021cda2" style:font-size-asian="15.75pt" style:font-weight-asian="normal" style:font-size-complex="18pt" style:font-weight-complex="normal" loext:padding="0in" loext:border="none"/>
    </style:style>
    <style:style style:name="T62" style:family="text">
      <style:text-properties fo:font-variant="normal" fo:text-transform="none" style:use-window-font-color="true" style:font-name="TH SarabunPSK" fo:font-size="18pt" fo:letter-spacing="normal" fo:language="en" fo:country="US" fo:font-style="normal" fo:font-weight="normal" officeooo:rsid="002e43e9" style:font-size-asian="15.75pt" style:font-weight-asian="normal" style:font-size-complex="18pt" style:font-weight-complex="normal" loext:padding="0in" loext:border="none"/>
    </style:style>
    <style:style style:name="T63" style:family="text">
      <style:text-properties fo:font-variant="normal" fo:text-transform="none" style:use-window-font-color="true" style:font-name="TH SarabunPSK" fo:font-size="18pt" fo:letter-spacing="normal" fo:language="en" fo:country="US" fo:font-style="normal" fo:font-weight="normal" officeooo:rsid="002e43e9" style:font-size-asian="18pt" style:font-weight-asian="normal" style:font-size-complex="18pt" style:font-weight-complex="normal" loext:padding="0in" loext:border="none"/>
    </style:style>
    <style:style style:name="T64" style:family="text">
      <style:text-properties fo:font-variant="normal" fo:text-transform="none" style:use-window-font-color="true" style:font-name="TH SarabunPSK" fo:font-size="18pt" fo:letter-spacing="normal" fo:language="en" fo:country="US" fo:font-style="normal" fo:font-weight="normal" officeooo:rsid="007767c2" style:font-size-asian="18pt" style:font-weight-asian="normal" style:font-size-complex="18pt" style:font-weight-complex="normal" loext:padding="0in" loext:border="none"/>
    </style:style>
    <style:style style:name="T65" style:family="text">
      <style:text-properties fo:font-variant="normal" fo:text-transform="none" style:use-window-font-color="true" style:font-name="TH SarabunPSK" fo:font-size="18pt" fo:letter-spacing="normal" fo:font-style="normal" fo:font-weight="normal" style:font-size-asian="18pt" style:font-size-complex="18pt"/>
    </style:style>
    <style:style style:name="T66" style:family="text">
      <style:text-properties fo:font-variant="normal" fo:text-transform="none" style:use-window-font-color="true" style:font-name="TH SarabunPSK" fo:font-size="18pt" fo:letter-spacing="normal" fo:font-style="normal" fo:font-weight="normal" officeooo:rsid="0036e262" style:font-size-asian="18pt" style:font-size-complex="18pt"/>
    </style:style>
    <style:style style:name="T67" style:family="text">
      <style:text-properties fo:font-variant="normal" fo:text-transform="none" fo:color="#222222" style:font-name="TH SarabunPSK" fo:font-size="18pt" fo:letter-spacing="normal" fo:language="en" fo:country="US" fo:font-style="normal" fo:font-weight="normal" style:font-size-asian="18pt" style:font-weight-asian="normal" style:font-size-complex="18pt" style:font-weight-complex="normal" loext:padding="0in" loext:border="none"/>
    </style:style>
    <style:style style:name="T68" style:family="text">
      <style:text-properties fo:font-variant="normal" fo:text-transform="none" fo:color="#1b1b1b" fo:font-size="18pt" fo:letter-spacing="normal" fo:language="en" fo:country="US" fo:font-style="normal" officeooo:rsid="0046f9c7" style:font-size-asian="15.75pt" style:font-style-asian="normal" style:font-size-complex="18pt" style:font-style-complex="normal" loext:padding="0in" loext:border="none"/>
    </style:style>
    <style:style style:name="T69" style:family="text">
      <style:text-properties fo:font-variant="normal" fo:text-transform="none" fo:color="#1b1b1b" fo:font-size="18pt" fo:letter-spacing="normal" fo:language="en" fo:country="US" fo:font-style="normal" style:font-size-asian="15.75pt" style:font-style-asian="normal" style:font-size-complex="18pt" style:font-style-complex="normal" loext:padding="0in" loext:border="none"/>
    </style:style>
    <style:style style:name="T70" style:family="text">
      <style:text-properties fo:font-variant="normal" fo:text-transform="none" fo:color="#1b1b1b" fo:font-size="18pt" fo:letter-spacing="normal" fo:language="en" fo:country="US" fo:font-style="normal" officeooo:rsid="004c0da7" style:font-size-asian="15.75pt" style:font-style-asian="normal" style:font-size-complex="18pt" style:font-style-complex="normal" loext:padding="0in" loext:border="none"/>
    </style:style>
    <style:style style:name="T71" style:family="text">
      <style:text-properties fo:font-variant="normal" fo:text-transform="none" fo:color="#1b1b1b" fo:font-size="18pt" fo:letter-spacing="normal" fo:language="en" fo:country="US" fo:font-style="normal" officeooo:rsid="005b4e14" style:font-size-asian="15.75pt" style:font-style-asian="normal" style:font-size-complex="18pt" style:font-style-complex="normal" loext:padding="0in" loext:border="none"/>
    </style:style>
    <style:style style:name="T72" style:family="text">
      <style:text-properties fo:font-variant="normal" fo:text-transform="none" fo:color="#1b1b1b" fo:font-size="18pt" fo:letter-spacing="normal" fo:language="en" fo:country="US" fo:font-style="normal" officeooo:rsid="00a0cb90" style:font-size-asian="15.75pt" style:font-style-asian="normal" style:font-size-complex="18pt" style:font-style-complex="normal" loext:padding="0in" loext:border="none"/>
    </style:style>
    <style:style style:name="T73" style:family="text">
      <style:text-properties fo:font-variant="normal" fo:text-transform="none" fo:color="#1b1b1b" style:font-name="TH SarabunPSK" fo:letter-spacing="normal" fo:language="en" fo:country="US" fo:font-style="normal" officeooo:rsid="004a3e2a" style:font-style-asian="normal" style:font-weight-asian="bold" style:font-style-complex="normal" style:font-weight-complex="bold" loext:padding="0in" loext:border="none"/>
    </style:style>
    <style:style style:name="T74" style:family="text">
      <style:text-properties fo:font-variant="normal" fo:text-transform="none" fo:color="#1b1b1b" style:font-name="TH SarabunPSK" fo:letter-spacing="normal" fo:language="en" fo:country="US" fo:font-style="normal" fo:font-weight="normal" officeooo:rsid="004eb04d" style:font-style-asian="normal" style:font-weight-asian="normal" style:font-style-complex="normal" style:font-weight-complex="normal" loext:padding="0in" loext:border="none"/>
    </style:style>
    <style:style style:name="T75" style:family="text">
      <style:text-properties fo:font-variant="normal" fo:text-transform="none" fo:color="#1b1b1b" style:font-name="TH SarabunPSK" fo:letter-spacing="normal" fo:language="en" fo:country="US" fo:font-style="normal" fo:font-weight="normal" officeooo:rsid="004f43d3" style:font-style-asian="normal" style:font-weight-asian="normal" style:font-style-complex="normal" style:font-weight-complex="normal" loext:padding="0in" loext:border="none"/>
    </style:style>
    <style:style style:name="T76" style:family="text">
      <style:text-properties fo:font-variant="normal" fo:text-transform="none" fo:color="#1b1b1b" style:font-name="TH SarabunPSK" fo:letter-spacing="normal" fo:language="en" fo:country="US" fo:font-style="normal" fo:font-weight="normal" officeooo:rsid="00501eb6" style:font-style-asian="normal" style:font-weight-asian="normal" style:font-style-complex="normal" style:font-weight-complex="normal" loext:padding="0in" loext:border="none"/>
    </style:style>
    <style:style style:name="T77" style:family="text">
      <style:text-properties fo:font-variant="normal" fo:text-transform="none" fo:color="#1b1b1b" style:font-name="TH SarabunPSK" fo:letter-spacing="normal" fo:language="en" fo:country="US" fo:font-style="normal" fo:font-weight="normal" officeooo:rsid="0051bcb3" style:font-style-asian="normal" style:font-weight-asian="normal" style:font-style-complex="normal" style:font-weight-complex="normal" loext:padding="0in" loext:border="none"/>
    </style:style>
    <style:style style:name="T78" style:family="text">
      <style:text-properties fo:font-variant="normal" fo:text-transform="none" fo:color="#1b1b1b" style:font-name="TH SarabunPSK" fo:letter-spacing="normal" fo:language="en" fo:country="US" fo:font-style="normal" fo:font-weight="normal" officeooo:rsid="0052d4f6" style:font-style-asian="normal" style:font-weight-asian="normal" style:font-style-complex="normal" style:font-weight-complex="normal" loext:padding="0in" loext:border="none"/>
    </style:style>
    <style:style style:name="T79" style:family="text">
      <style:text-properties fo:font-variant="normal" fo:text-transform="none" fo:color="#1b1b1b" style:font-name="TH SarabunPSK" fo:letter-spacing="normal" fo:language="en" fo:country="US" fo:font-style="normal" fo:font-weight="normal" officeooo:rsid="00530629" style:font-style-asian="normal" style:font-weight-asian="normal" style:font-style-complex="normal" style:font-weight-complex="normal" loext:padding="0in" loext:border="none"/>
    </style:style>
    <style:style style:name="T80" style:family="text">
      <style:text-properties fo:font-variant="normal" fo:text-transform="none" fo:color="#1b1b1b" style:font-name="TH SarabunPSK" fo:letter-spacing="normal" fo:language="en" fo:country="US" fo:font-style="italic" fo:font-weight="normal" officeooo:rsid="0052d4f6" style:font-style-asian="italic" style:font-weight-asian="normal" style:font-style-complex="italic" style:font-weight-complex="normal" loext:padding="0in" loext:border="none"/>
    </style:style>
    <style:style style:name="T81" style:family="text">
      <style:text-properties fo:font-variant="normal" fo:text-transform="none" fo:color="#1b1b1b" fo:letter-spacing="normal"/>
    </style:style>
    <style:style style:name="T82" style:family="text">
      <style:text-properties fo:font-variant="normal" fo:text-transform="none" fo:color="#1b1b1b" fo:letter-spacing="normal" style:font-size-asian="16pt"/>
    </style:style>
    <style:style style:name="T83" style:family="text">
      <style:text-properties fo:font-variant="normal" fo:text-transform="none" fo:color="#1b1b1b" fo:letter-spacing="normal" officeooo:rsid="0046f9c7" style:font-size-asian="16pt"/>
    </style:style>
    <style:style style:name="T84" style:family="text">
      <style:text-properties fo:font-variant="normal" fo:text-transform="none" fo:color="#1b1b1b" fo:letter-spacing="normal" officeooo:rsid="003b08da" style:font-size-asian="16pt"/>
    </style:style>
    <style:style style:name="T85" style:family="text">
      <style:text-properties fo:font-variant="normal" fo:text-transform="none" fo:color="#1b1b1b" fo:letter-spacing="normal" officeooo:rsid="00484b64" style:font-size-asian="16pt"/>
    </style:style>
    <style:style style:name="T86" style:family="text">
      <style:text-properties fo:font-variant="normal" fo:text-transform="none" fo:color="#1b1b1b" fo:letter-spacing="normal" officeooo:rsid="0049d13c" style:font-size-asian="16pt"/>
    </style:style>
    <style:style style:name="T87" style:family="text">
      <style:text-properties fo:font-variant="normal" fo:text-transform="none" fo:color="#1b1b1b" fo:letter-spacing="normal" officeooo:rsid="00823c4f" style:font-size-asian="16pt"/>
    </style:style>
    <style:style style:name="T88" style:family="text">
      <style:text-properties fo:font-variant="normal" fo:text-transform="none" fo:color="#1b1b1b" fo:letter-spacing="normal" officeooo:rsid="0084bd3a" style:font-size-asian="16pt"/>
    </style:style>
    <style:style style:name="T89" style:family="text">
      <style:text-properties fo:font-variant="normal" fo:text-transform="none" fo:color="#1b1b1b" fo:letter-spacing="normal" officeooo:rsid="00564d81" style:font-size-asian="16pt"/>
    </style:style>
    <style:style style:name="T90" style:family="text">
      <style:text-properties fo:font-variant="normal" fo:text-transform="none" fo:color="#1b1b1b" fo:letter-spacing="normal" officeooo:rsid="005550cc" style:font-size-asian="16pt"/>
    </style:style>
    <style:style style:name="T91" style:family="text">
      <style:text-properties fo:font-variant="normal" fo:text-transform="none" fo:color="#1b1b1b" fo:letter-spacing="normal" officeooo:rsid="00581bbe" style:font-size-asian="16pt"/>
    </style:style>
    <style:style style:name="T92" style:family="text">
      <style:text-properties fo:font-variant="normal" fo:text-transform="none" fo:color="#1b1b1b" fo:letter-spacing="normal" officeooo:rsid="00595a5d" style:font-size-asian="16pt"/>
    </style:style>
    <style:style style:name="T93" style:family="text">
      <style:text-properties fo:font-variant="normal" fo:text-transform="none" fo:color="#1b1b1b" fo:letter-spacing="normal" officeooo:rsid="005b4e14" style:font-size-asian="16pt"/>
    </style:style>
    <style:style style:name="T94" style:family="text">
      <style:text-properties fo:font-variant="normal" fo:text-transform="none" fo:color="#1b1b1b" fo:letter-spacing="normal" officeooo:rsid="0086d68b" style:font-size-asian="16pt"/>
    </style:style>
    <style:style style:name="T95" style:family="text">
      <style:text-properties fo:font-variant="normal" fo:text-transform="none" fo:color="#1b1b1b" fo:letter-spacing="normal" officeooo:rsid="008aac88" style:font-size-asian="16pt"/>
    </style:style>
    <style:style style:name="T96" style:family="text">
      <style:text-properties fo:font-variant="normal" fo:text-transform="none" fo:color="#1b1b1b" fo:letter-spacing="normal" officeooo:rsid="008ac963" style:font-size-asian="16pt"/>
    </style:style>
    <style:style style:name="T97" style:family="text">
      <style:text-properties fo:font-variant="normal" fo:text-transform="none" fo:color="#1b1b1b" fo:letter-spacing="normal" officeooo:rsid="008d2f51" style:font-size-asian="16pt"/>
    </style:style>
    <style:style style:name="T98" style:family="text">
      <style:text-properties fo:font-variant="normal" fo:text-transform="none" fo:color="#1b1b1b" fo:letter-spacing="normal" officeooo:rsid="008ee93c" style:font-size-asian="16pt"/>
    </style:style>
    <style:style style:name="T99" style:family="text">
      <style:text-properties fo:font-variant="normal" fo:text-transform="none" fo:color="#1b1b1b" fo:letter-spacing="normal" officeooo:rsid="008ffea2" style:font-size-asian="16pt"/>
    </style:style>
    <style:style style:name="T100" style:family="text">
      <style:text-properties fo:font-variant="normal" fo:text-transform="none" fo:color="#1b1b1b" fo:letter-spacing="normal" officeooo:rsid="00675769" style:font-size-asian="16pt"/>
    </style:style>
    <style:style style:name="T101" style:family="text">
      <style:text-properties fo:font-variant="normal" fo:text-transform="none" fo:color="#1b1b1b" fo:letter-spacing="normal" officeooo:rsid="00902421" style:font-size-asian="16pt"/>
    </style:style>
    <style:style style:name="T102" style:family="text">
      <style:text-properties fo:font-variant="normal" fo:text-transform="none" fo:color="#1b1b1b" fo:letter-spacing="normal" officeooo:rsid="00908560" style:font-size-asian="16pt"/>
    </style:style>
    <style:style style:name="T103" style:family="text">
      <style:text-properties fo:font-variant="normal" fo:text-transform="none" fo:color="#1b1b1b" fo:letter-spacing="normal" officeooo:rsid="00679d56" style:font-size-asian="16pt"/>
    </style:style>
    <style:style style:name="T104" style:family="text">
      <style:text-properties fo:font-variant="normal" fo:text-transform="none" fo:color="#1b1b1b" fo:letter-spacing="normal" officeooo:rsid="0091bd5a" style:font-size-asian="16pt"/>
    </style:style>
    <style:style style:name="T105" style:family="text">
      <style:text-properties fo:font-variant="normal" fo:text-transform="none" fo:color="#1b1b1b" fo:letter-spacing="normal" officeooo:rsid="0093979c" style:font-size-asian="16pt"/>
    </style:style>
    <style:style style:name="T106" style:family="text">
      <style:text-properties fo:font-variant="normal" fo:text-transform="none" fo:color="#1b1b1b" fo:letter-spacing="normal" officeooo:rsid="0094edc8" style:font-size-asian="16pt"/>
    </style:style>
    <style:style style:name="T107" style:family="text">
      <style:text-properties fo:font-variant="normal" fo:text-transform="none" fo:color="#1b1b1b" fo:letter-spacing="normal" officeooo:rsid="0095b596" style:font-size-asian="16pt"/>
    </style:style>
    <style:style style:name="T108" style:family="text">
      <style:text-properties fo:font-variant="normal" fo:text-transform="none" fo:color="#1b1b1b" fo:letter-spacing="normal" officeooo:rsid="00971f0d" style:font-size-asian="16pt"/>
    </style:style>
    <style:style style:name="T109" style:family="text">
      <style:text-properties fo:font-variant="normal" fo:text-transform="none" fo:color="#1b1b1b" fo:letter-spacing="normal" officeooo:rsid="0098aad1" style:font-size-asian="16pt"/>
    </style:style>
    <style:style style:name="T110" style:family="text">
      <style:text-properties fo:font-variant="normal" fo:text-transform="none" fo:color="#1b1b1b" fo:letter-spacing="normal" fo:font-weight="bold" officeooo:rsid="0091f244" style:font-size-asian="16pt" style:font-weight-asian="bold" style:font-weight-complex="bold"/>
    </style:style>
    <style:style style:name="T111" style:family="text">
      <style:text-properties fo:font-variant="normal" fo:text-transform="none" fo:color="#1b1b1b" fo:letter-spacing="normal" officeooo:rsid="0098aad1"/>
    </style:style>
    <style:style style:name="T112" style:family="text">
      <style:text-properties fo:font-variant="normal" fo:text-transform="none" fo:color="#1b1b1b" fo:font-size="16pt" fo:letter-spacing="normal" fo:font-weight="normal" style:font-size-asian="14pt" style:font-weight-asian="normal" style:font-size-complex="16pt" style:font-weight-complex="normal"/>
    </style:style>
    <style:style style:name="T113" style:family="text">
      <style:text-properties fo:font-variant="normal" fo:text-transform="none" fo:color="#1b1b1b" fo:font-size="16pt" fo:letter-spacing="normal" fo:font-weight="normal" officeooo:rsid="009b4a46" style:font-size-asian="14pt" style:font-weight-asian="normal" style:font-size-complex="16pt" style:font-weight-complex="normal"/>
    </style:style>
    <style:style style:name="T114" style:family="text">
      <style:text-properties fo:font-variant="normal" fo:text-transform="none" fo:color="#1b1b1b" fo:font-size="16pt" fo:letter-spacing="normal" fo:font-weight="normal" officeooo:rsid="009c0c0c" style:font-size-asian="14pt" style:font-weight-asian="normal" style:font-size-complex="16pt" style:font-weight-complex="normal"/>
    </style:style>
    <style:style style:name="T115" style:family="text">
      <style:text-properties fo:font-variant="normal" fo:text-transform="none" fo:color="#1b1b1b" fo:font-size="16pt" fo:letter-spacing="normal" fo:font-weight="normal" officeooo:rsid="009cd097" style:font-size-asian="14pt" style:font-weight-asian="normal" style:font-size-complex="16pt" style:font-weight-complex="normal"/>
    </style:style>
    <style:style style:name="T116" style:family="text">
      <style:text-properties fo:font-variant="normal" fo:text-transform="none" fo:color="#1b1b1b" fo:font-size="16pt" fo:letter-spacing="normal" fo:font-weight="normal" officeooo:rsid="009eb92c" style:font-size-asian="14pt" style:font-weight-asian="normal" style:font-size-complex="16pt" style:font-weight-complex="normal"/>
    </style:style>
    <style:style style:name="T117" style:family="text">
      <style:text-properties fo:font-variant="normal" fo:text-transform="none" fo:color="#1b1b1b" fo:font-size="16pt" fo:letter-spacing="normal" fo:font-weight="normal" officeooo:rsid="00a02ccc" style:font-size-asian="14pt" style:font-weight-asian="normal" style:font-size-complex="16pt" style:font-weight-complex="normal"/>
    </style:style>
    <style:style style:name="T118" style:family="text">
      <style:text-properties fo:font-variant="normal" fo:text-transform="none" fo:color="#1b1b1b" fo:font-size="16pt" fo:letter-spacing="normal" fo:language="en" fo:country="US" fo:font-style="normal" officeooo:rsid="002aa5d3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19" style:family="text">
      <style:text-properties fo:font-variant="normal" fo:text-transform="none" fo:color="#1b1b1b" fo:font-size="16pt" fo:letter-spacing="normal" fo:language="en" fo:country="US" fo:font-style="normal" officeooo:rsid="00313140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0" style:family="text">
      <style:text-properties fo:font-variant="normal" fo:text-transform="none" fo:color="#1b1b1b" fo:font-size="16pt" fo:letter-spacing="normal" fo:language="en" fo:country="US" fo:font-style="normal" officeooo:rsid="002e43e9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1" style:family="text">
      <style:text-properties fo:font-variant="normal" fo:text-transform="none" fo:color="#1b1b1b" fo:font-size="16pt" fo:letter-spacing="normal" fo:language="en" fo:country="US" fo:font-style="normal" officeooo:rsid="007a8a5e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2" style:family="text">
      <style:text-properties fo:font-variant="normal" fo:text-transform="none" fo:color="#1b1b1b" fo:font-size="16pt" fo:letter-spacing="normal" fo:language="en" fo:country="US" fo:font-style="normal" officeooo:rsid="00329ac0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3" style:family="text">
      <style:text-properties fo:font-variant="normal" fo:text-transform="none" fo:color="#1b1b1b" fo:font-size="16pt" fo:letter-spacing="normal" fo:language="en" fo:country="US" fo:font-style="normal" officeooo:rsid="003c929d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4" style:family="text">
      <style:text-properties fo:font-variant="normal" fo:text-transform="none" fo:color="#1b1b1b" fo:font-size="16pt" fo:letter-spacing="normal" fo:language="en" fo:country="US" fo:font-style="normal" officeooo:rsid="0034871b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5" style:family="text">
      <style:text-properties fo:font-variant="normal" fo:text-transform="none" fo:color="#1b1b1b" fo:font-size="16pt" fo:letter-spacing="normal" fo:language="en" fo:country="US" fo:font-style="normal" officeooo:rsid="003d4702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6" style:family="text">
      <style:text-properties fo:font-variant="normal" fo:text-transform="none" fo:color="#1b1b1b" fo:font-size="16pt" fo:letter-spacing="normal" fo:language="en" fo:country="US" fo:font-style="normal" officeooo:rsid="0038ead6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7" style:family="text">
      <style:text-properties fo:font-variant="normal" fo:text-transform="none" fo:color="#1b1b1b" fo:font-size="16pt" fo:letter-spacing="normal" fo:language="en" fo:country="US" fo:font-style="normal" officeooo:rsid="003962f7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8" style:family="text">
      <style:text-properties fo:font-variant="normal" fo:text-transform="none" fo:color="#1b1b1b" fo:font-size="16pt" fo:letter-spacing="normal" fo:language="en" fo:country="US" fo:font-style="normal" officeooo:rsid="003ea25d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29" style:family="text">
      <style:text-properties fo:font-variant="normal" fo:text-transform="none" fo:color="#1b1b1b" fo:font-size="16pt" fo:letter-spacing="normal" fo:language="en" fo:country="US" fo:font-style="normal" officeooo:rsid="003a1051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30" style:family="text">
      <style:text-properties fo:font-variant="normal" fo:text-transform="none" fo:color="#1b1b1b" fo:font-size="16pt" fo:letter-spacing="normal" fo:language="en" fo:country="US" fo:font-style="normal" officeooo:rsid="003b08da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31" style:family="text">
      <style:text-properties fo:font-variant="normal" fo:text-transform="none" fo:color="#1b1b1b" fo:font-size="16pt" fo:letter-spacing="normal" fo:language="en" fo:country="US" fo:font-style="normal" officeooo:rsid="004091f1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32" style:family="text">
      <style:text-properties fo:font-variant="normal" fo:text-transform="none" fo:color="#1b1b1b" fo:font-size="16pt" fo:letter-spacing="normal" fo:language="en" fo:country="US" fo:font-style="normal" officeooo:rsid="0041651e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33" style:family="text">
      <style:text-properties fo:font-variant="normal" fo:text-transform="none" fo:color="#1b1b1b" fo:font-size="16pt" fo:letter-spacing="normal" fo:language="en" fo:country="US" fo:font-style="normal" officeooo:rsid="00441009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34" style:family="text">
      <style:text-properties fo:font-variant="normal" fo:text-transform="none" fo:color="#1b1b1b" fo:font-size="16pt" fo:letter-spacing="normal" fo:language="en" fo:country="US" fo:font-style="italic" officeooo:rsid="00329ac0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135" style:family="text">
      <style:text-properties fo:font-variant="normal" fo:text-transform="none" fo:color="#1b1b1b" fo:font-size="16pt" fo:letter-spacing="normal" fo:language="en" fo:country="US" fo:font-style="italic" officeooo:rsid="004091f1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136" style:family="text">
      <style:text-properties fo:font-variant="normal" fo:text-transform="none" fo:color="#1b1b1b" fo:font-size="16pt" fo:font-style="normal" style:font-size-asian="16pt" style:font-style-asian="normal" style:font-size-complex="16pt" style:font-style-complex="normal"/>
    </style:style>
    <style:style style:name="T137" style:family="text">
      <style:text-properties fo:font-variant="normal" fo:text-transform="none" fo:color="#1b1b1b" fo:font-size="16pt" fo:font-style="normal" officeooo:rsid="002aa5d3" style:font-size-asian="16pt" style:font-style-asian="normal" style:font-size-complex="16pt" style:font-style-complex="normal"/>
    </style:style>
    <style:style style:name="T138" style:family="text">
      <style:text-properties fo:font-variant="normal" fo:text-transform="none" fo:color="#24292e" style:text-line-through-style="none" style:text-line-through-type="none" style:font-name="TH SarabunPSK1" fo:font-size="18pt" fo:letter-spacing="normal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 loext:padding="0in" loext:border="none"/>
    </style:style>
    <style:style style:name="T139" style:family="text">
      <style:text-properties officeooo:rsid="007e24b6"/>
    </style:style>
    <style:style style:name="T140" style:family="text">
      <style:text-properties officeooo:rsid="00a0cb90"/>
    </style:style>
    <style:style style:name="T141" style:family="text">
      <style:text-properties fo:font-size="16pt" fo:language="en" fo:country="US" fo:font-style="normal" officeooo:rsid="002aa5d3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142" style:family="text">
      <style:text-properties fo:font-size="16pt" fo:language="en" fo:country="US" fo:font-style="italic" officeooo:rsid="002aa5d3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143" style:family="text">
      <style:text-properties fo:font-size="16pt" fo:font-weight="normal" style:font-size-asian="16pt" style:font-weight-asian="normal" style:font-size-complex="16pt" style:font-weight-complex="normal"/>
    </style:style>
    <style:style style:name="T144" style:family="text">
      <style:text-properties fo:font-size="16pt" fo:font-weight="normal" officeooo:rsid="00a3379f" style:font-size-asian="16pt" style:font-weight-asian="normal" style:font-size-complex="16pt" style:font-weight-complex="normal"/>
    </style:style>
    <style:style style:name="T145" style:family="text">
      <style:text-properties fo:font-size="16pt" fo:font-weight="normal" officeooo:rsid="00a38575" style:font-size-asian="16pt" style:font-weight-asian="normal" style:font-size-complex="16pt" style:font-weight-complex="normal"/>
    </style:style>
    <style:style style:name="T146" style:family="text">
      <style:text-properties fo:font-size="16pt" fo:font-weight="normal" officeooo:rsid="00a3ddbe" style:font-size-asian="16pt" style:font-weight-asian="normal" style:font-size-complex="16pt" style:font-weight-complex="normal"/>
    </style:style>
    <style:style style:name="T147" style:family="text">
      <style:text-properties fo:font-size="16pt" fo:font-weight="normal" officeooo:rsid="00a4d417" style:font-size-asian="16pt" style:font-weight-asian="normal" style:font-size-complex="16pt" style:font-weight-complex="normal"/>
    </style:style>
    <style:style style:name="T148" style:family="text">
      <style:text-properties fo:font-size="16pt" fo:font-weight="normal" officeooo:rsid="00a6a419" style:font-size-asian="16pt" style:font-weight-asian="normal" style:font-size-complex="16pt" style:font-weight-complex="normal"/>
    </style:style>
    <style:style style:name="T149" style:family="text">
      <style:text-properties fo:font-size="16pt" fo:font-weight="normal" officeooo:rsid="00a9e6b7" style:font-size-asian="16pt" style:font-weight-asian="normal" style:font-size-complex="16pt" style:font-weight-complex="normal"/>
    </style:style>
    <style:style style:name="T150" style:family="text">
      <style:text-properties fo:font-size="16pt" fo:font-weight="normal" officeooo:rsid="00aa8413" style:font-size-asian="16pt" style:font-weight-asian="normal" style:font-size-complex="16pt" style:font-weight-complex="normal"/>
    </style:style>
    <style:style style:name="T151" style:family="text">
      <style:text-properties fo:font-size="16pt" fo:font-weight="normal" officeooo:rsid="00acbccb" style:font-size-asian="16pt" style:font-weight-asian="normal" style:font-size-complex="16pt" style:font-weight-complex="normal"/>
    </style:style>
    <style:style style:name="T152" style:family="text">
      <style:text-properties fo:font-size="16pt" fo:font-weight="normal" officeooo:rsid="00afc2dd" style:font-size-asian="16pt" style:font-weight-asian="normal" style:font-size-complex="16pt" style:font-weight-complex="normal"/>
    </style:style>
    <style:style style:name="T153" style:family="text">
      <style:text-properties fo:font-size="16pt" fo:font-weight="normal" officeooo:rsid="00b1abd1" style:font-size-asian="14pt" style:font-weight-asian="normal" style:font-size-complex="16pt" style:font-weight-complex="normal"/>
    </style:style>
    <style:style style:name="T154" style:family="text">
      <style:text-properties fo:font-size="16pt" fo:font-weight="normal" officeooo:rsid="00b1e77e" style:font-size-asian="14pt" style:font-weight-asian="normal" style:font-size-complex="16pt" style:font-weight-complex="normal"/>
    </style:style>
    <style:style style:name="T155" style:family="text">
      <style:text-properties fo:font-size="16pt" fo:font-weight="normal" officeooo:rsid="00b2066a" style:font-size-asian="14pt" style:font-weight-asian="normal" style:font-size-complex="16pt" style:font-weight-complex="normal"/>
    </style:style>
    <style:style style:name="T156" style:family="text">
      <style:text-properties fo:font-size="16pt" fo:font-weight="normal" officeooo:rsid="00b20cdd" style:font-size-asian="14pt" style:font-weight-asian="normal" style:font-size-complex="16pt" style:font-weight-complex="normal"/>
    </style:style>
    <style:style style:name="T157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158" style:family="text">
      <style:text-properties style:text-position="sub 58%" fo:font-size="16pt" fo:font-weight="normal" officeooo:rsid="00a4d417" style:font-size-asian="16pt" style:font-weight-asian="normal" style:font-size-complex="16pt" style:font-weight-complex="normal"/>
    </style:style>
    <style:style style:name="T159" style:family="text">
      <style:text-properties style:text-position="sub 58%" fo:font-size="16pt" fo:font-weight="normal" officeooo:rsid="00a38575" style:font-size-asian="16pt" style:font-weight-asian="normal" style:font-size-complex="16pt" style:font-weight-complex="normal"/>
    </style:style>
    <style:style style:name="T160" style:family="text">
      <style:text-properties style:text-position="sub 58%" fo:font-size="16pt" fo:font-weight="normal" officeooo:rsid="00aa15a3" style:font-size-asian="16pt" style:font-weight-asian="normal" style:font-size-complex="16pt" style:font-weight-complex="normal"/>
    </style:style>
    <style:style style:name="T161" style:family="text">
      <style:text-properties style:text-position="sub 58%" fo:font-size="16pt" fo:font-weight="normal" officeooo:rsid="00acbccb" style:font-size-asian="16pt" style:font-weight-asian="normal" style:font-size-complex="16pt" style:font-weight-complex="normal"/>
    </style:style>
    <style:style style:name="T162" style:family="text">
      <style:text-properties style:text-position="sub 58%" fo:font-size="16pt" fo:font-weight="normal" officeooo:rsid="00aa8413" style:font-size-asian="16pt" style:font-weight-asian="normal" style:font-size-complex="16pt" style:font-weight-complex="normal"/>
    </style:style>
    <style:style style:name="T163" style:family="text">
      <style:text-properties style:text-position="sub 58%" fo:font-size="16pt" fo:font-weight="normal" officeooo:rsid="00b20cdd" style:font-size-asian="16pt" style:font-weight-asian="normal" style:font-size-complex="16pt" style:font-weight-complex="normal"/>
    </style:style>
    <style:style style:name="T164" style:family="text">
      <style:text-properties style:text-position="sub 58%" fo:font-size="16pt" fo:font-weight="normal" officeooo:rsid="00b301b5" style:font-size-asian="16pt" style:font-weight-asian="normal" style:font-size-complex="16pt" style:font-weight-complex="normal"/>
    </style:style>
    <style:style style:name="T165" style:family="text">
      <style:text-properties style:text-position="sub 58%" fo:font-size="16pt" fo:font-weight="normal" officeooo:rsid="00b2066a" style:font-size-asian="14pt" style:font-weight-asian="normal" style:font-size-complex="16pt" style:font-weight-complex="normal"/>
    </style:style>
    <style:style style:name="T166" style:family="text">
      <style:text-properties style:text-position="0% 100%" fo:font-size="16pt" fo:font-weight="normal" officeooo:rsid="00a38575" style:font-size-asian="16pt" style:font-weight-asian="normal" style:font-size-complex="16pt" style:font-weight-complex="normal"/>
    </style:style>
    <style:style style:name="T167" style:family="text">
      <style:text-properties style:text-position="0% 100%" fo:font-size="16pt" fo:font-weight="normal" officeooo:rsid="00b20cdd" style:font-size-asian="16pt" style:font-weight-asian="normal" style:font-size-complex="16pt" style:font-weight-complex="normal"/>
    </style:style>
    <style:style style:name="T168" style:family="text">
      <style:text-properties style:text-position="0% 100%" fo:font-size="16pt" fo:font-weight="normal" officeooo:rsid="00b301b5" style:font-size-asian="16pt" style:font-weight-asian="normal" style:font-size-complex="16pt" style:font-weight-complex="normal"/>
    </style:style>
    <style:style style:name="T169" style:family="text">
      <style:text-properties style:text-position="0% 100%" fo:font-size="9pt" fo:font-weight="normal" officeooo:rsid="00a38575" style:font-size-asian="9pt" style:font-weight-asian="normal" style:font-size-complex="9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6">Transferable Reinforcement Learning for Board Games</text:p>
      <text:p text:style-name="P15"/>
      <text:p text:style-name="P15"/>
      <text:p text:style-name="P18"/>
      <text:p text:style-name="P17">Natthaphon Hongcharoen</text:p>
      <text:p text:style-name="P17"/>
      <text:p text:style-name="P15"/>
      <text:p text:style-name="P15"/>
      <text:p text:style-name="P14"><text:span text:style-name="T1">B.Sc in Computer Engineering, Engineering and Technology, Panyapiwat Institute of Managemen</text:span><text:span text:style-name="T2">t.</text:span></text:p>
      <text:p text:style-name="P19">2018</text:p>
      <text:p text:style-name="P30">Abstract</text:p>
      <text:p text:style-name="P20">The modern Reinforcement Learning <text:span text:style-name="T5">has become widely interested recently, after the </text:span><text:span text:style-name="T6">AlphaG</text:span><text:span text:style-name="T7">o</text:span><text:span text:style-name="T19">[1]</text:span><text:span text:style-name="T7"> </text:span><text:span text:style-name="T13">became the first program to defeat a world champion in the game of Go. </text:span><text:span text:style-name="T14">And by 2017, </text:span><text:span text:style-name="T15">the </text:span><text:span text:style-name="T8">Alpha</text:span><text:span text:style-name="T10">G</text:span><text:span text:style-name="T8">oZero</text:span><text:span text:style-name="T15">[2]</text:span><text:span text:style-name="T8"> </text:span><text:span text:style-name="T16">and</text:span><text:span text:style-name="T9"> AlphaZero</text:span><text:span text:style-name="T15">[</text:span><text:span text:style-name="T17">3</text:span><text:span text:style-name="T15">] program</text:span><text:span text:style-name="T16">s</text:span><text:span text:style-name="T15"> achieved superhuman performance in the game of Go </text:span><text:span text:style-name="T16">and Chess</text:span><text:span text:style-name="T15">, by solely </text:span><text:span text:style-name="T18">trained</text:span><text:span text:style-name="T15"> from games of self-play which require no human knowledge. </text:span><text:span text:style-name="T20">But </text:span><text:span text:style-name="T21">in contrast, </text:span><text:span text:style-name="T22">both </text:span><text:span text:style-name="T8">Alpha</text:span><text:span text:style-name="T11">Go</text:span><text:span text:style-name="T8">Zero </text:span><text:span text:style-name="T16">and</text:span><text:span text:style-name="T9"> AlphaZero </text:span><text:span text:style-name="T22">required </text:span><text:span text:style-name="T23">extremely powerful processor as they need to random move in the early state of training which cost more expend. </text:span><text:span text:style-name="T26">While in Computer Vision domain, we often use pretrained model from large dataset such as Imagenet[4] </text:span><text:span text:style-name="T27">and retrain it for desired task </text:span><text:span text:style-name="T28">which cost less time and achieved more accuracy than train it from scratch</text:span><text:span text:style-name="T23">. In this thesis, we </text:span><text:span text:style-name="T24">experiment</text:span><text:span text:style-name="T23"> </text:span><text:span text:style-name="T24">a method to reuse the trained model of a game such as Othello, Connect4 </text:span><text:span text:style-name="T25">or</text:span><text:span text:style-name="T24"> Gomoku </text:span><text:span text:style-name="T25">and re-training with one different game </text:span><text:span text:style-name="T29">by hoping it to be faster.</text:span></text:p>
      <text:p text:style-name="P31">Chapter 1: Introduction</text:p>
      <text:p text:style-name="P22">1.1 Background</text:p>
      <text:p text:style-name="P26"><text:tab/>The modern Reinforcement Learning such as AlphaGo has showed outstanding performance by won against world champion in game of Go a decade earlier than predicted[5][18]. And the AlphaGoZero has showed that it possible to <text:span text:style-name="T139">train Reinforcement Learning without any human knowledge while still achieved good performance[2][3]. But, in case of AlphaGo, </text:span><text:span text:style-name="T83">by ‘</text:span><text:span text:style-name="T84">supervised learning from human expert games</text:span><text:span text:style-name="T83">’</text:span><text:span text:style-name="T87">[1]</text:span><text:span text:style-name="T83">, the expert games might be difficult to o</text:span><text:span text:style-name="T85">b</text:span><text:span text:style-name="T83">tain</text:span><text:span text:style-name="T86">ed</text:span><text:span text:style-name="T83"> or perhaps, impossible. </text:span><text:span text:style-name="T88">And in case of AlphaGoZero, </text:span><text:span text:style-name="T89">a</text:span><text:span text:style-name="T90">ccording to </text:span><text:span text:style-name="T94">original</text:span><text:span text:style-name="T90"> paper</text:span><text:span text:style-name="T89">[2]</text:span><text:span text:style-name="T90">, </text:span><text:span text:style-name="T91">the</text:span><text:span text:style-name="T90"> model need to be trained with </text:span><text:span text:style-name="T89">29 million games of self-play. Parameters were updated from 3.1 million mini-batches of 2,048 positions each. </text:span><text:span text:style-name="T92">Every 2000 self-play moves generated buy GTX-1080ti GPU would take 93 seconds, which means it need 1700 years to play all 29 million games[12]. </text:span><text:span text:style-name="T94">I</text:span><text:span text:style-name="T93">t practically impossible to train AlphaGoZero in personal level.</text:span></text:p>
      <text:p text:style-name="P27"><text:span text:style-name="T93"><text:tab/></text:span><text:span text:style-name="T99">In </text:span><text:span text:style-name="T82">Computer Vision, </text:span><text:span text:style-name="T95">the Transfer Learning </text:span><text:span text:style-name="T96">is wide</text:span><text:span text:style-name="T99">ly</text:span><text:span text:style-name="T96"> used </text:span><text:span text:style-name="T97">as </text:span><text:span text:style-name="T98">there are ImageNet</text:span><text:span text:style-name="T102">[4]</text:span><text:span text:style-name="T98"> pretrained weights in most popular library[15][16][17] <text:s/></text:span><text:span text:style-name="T99">because of it </text:span><text:span text:style-name="T100">often improve regularizing and better performance </text:span><text:span text:style-name="T101">and need less sample to train[14]</text:span><text:span text:style-name="T98">.</text:span><text:span text:style-name="T103"> In </text:span><text:span text:style-name="T102">the</text:span><text:span text:style-name="T103"> same way, Reinforcement Learning </text:span><text:span text:style-name="T104">algorithm</text:span><text:span text:style-name="T103"> should be able to transferring features which makes training process faster.</text:span></text:p>
      <text:p text:style-name="P40"/>
      <text:p text:style-name="P40">1.2 Objective</text:p>
      <text:p text:style-name="P27"><text:span text:style-name="T110"><text:tab/></text:span><text:span text:style-name="T105">1. </text:span><text:span text:style-name="T106">Create Reinforcement Learning models for board games such as Othello, Connect4 or Gomoku </text:span><text:span text:style-name="T107">with AlphaZero algorithm.</text:span></text:p>
      <text:p text:style-name="P27"><text:span text:style-name="T107"><text:tab/>2. </text:span><text:span text:style-name="T108">Create Transferred Reinforcement Learning models </text:span><text:span text:style-name="T109">from trained games.</text:span></text:p>
      <text:p text:style-name="P41">3. Evaluate Transferred models performance against normal models.</text:p>
      <text:p text:style-name="P42"/>
      <text:p text:style-name="P23"><text:span text:style-name="T111">1.</text:span><text:span text:style-name="T81">3 Scope</text:span></text:p>
      <text:p text:style-name="P23"><text:span text:style-name="T81"><text:tab/></text:span><text:span text:style-name="T112">1. </text:span><text:span text:style-name="T113">Create at least 2 AlphaZero models and </text:span><text:span text:style-name="T114">at least</text:span><text:span text:style-name="T113"> 2 Transferred models.</text:span></text:p>
      <text:p text:style-name="P23"><text:span text:style-name="T113"><text:tab/></text:span><text:span text:style-name="T115">2. </text:span><text:span text:style-name="T116">Evaluate performance of each algorithm </text:span><text:span text:style-name="T117">in same iteration and same version.</text:span></text:p>
      <text:p text:style-name="P32">Chapter 2: Related Works</text:p>
      <text:p text:style-name="P34"><text:span text:style-name="T30">2</text:span><text:span text:style-name="T25">.</text:span><text:span text:style-name="T12">1 AlphaGo and modern Reinforcement Learning</text:span></text:p>
      <text:p text:style-name="P35"><text:span text:style-name="T35"><text:tab/></text:span><text:span text:style-name="T141">By </text:span><text:span text:style-name="T136">March 2016 </text:span><text:span text:style-name="T137">the</text:span><text:span text:style-name="T141"> </text:span><text:span text:style-name="T142">AlphaGo</text:span><text:span text:style-name="T141"> has won against </text:span><text:span text:style-name="T118">Lee Sedol, the winner of 18 world titles which </text:span><text:span text:style-name="T119">many years</text:span><text:span text:style-name="T118"> </text:span><text:span text:style-name="T120">earlier than</text:span><text:span text:style-name="T119"> predicted[5]</text:span><text:span text:style-name="T121">[18]</text:span><text:span text:style-name="T119">. </text:span><text:span text:style-name="T122">The</text:span><text:span text:style-name="T119"> </text:span><text:span text:style-name="T122">first version </text:span><text:span text:style-name="T134">AlphaGo </text:span><text:span text:style-name="T123">uses ‘value networks’ to evaluate board positions and ‘policy networks’ to select moves, both are deep </text:span><text:span text:style-name="T122">Convolutional Neural Networks</text:span><text:span text:style-name="T124">[6] </text:span><text:span text:style-name="T125">combine</text:span><text:span text:style-name="T124"> </text:span><text:span text:style-name="T125">with</text:span><text:span text:style-name="T126"> Montecarlo Tree Search</text:span><text:span text:style-name="T127">[7]. </text:span><text:span text:style-name="T128">T</text:span><text:span text:style-name="T129">rained with </text:span><text:span text:style-name="T130">combination of supervised learning from human expert games, and reinforcement learning from games of self-play. </text:span><text:span text:style-name="T131">The victory of </text:span><text:span text:style-name="T135">AlphaGo </text:span><text:span text:style-name="T131">prove that Deep Reinforcement Learning algorithm can surpass human level </text:span><text:span text:style-name="T132">in large games[8] such as Go, which exhaustive search is infeasible[9][10], </text:span><text:span text:style-name="T133">which also means it could solve easier task such as Chess, Othello or non-game task such as self-driving car[11]. </text:span></text:p>
      <text:p text:style-name="P37"/>
      <text:p text:style-name="P36"><text:span text:style-name="T72">2</text:span><text:span text:style-name="T68">.</text:span><text:span text:style-name="T69">2 Alpha</text:span><text:span text:style-name="T71">Go</text:span><text:span text:style-name="T69">Zero, Learn everything </text:span><text:span text:style-name="T70">by itself</text:span><text:span text:style-name="T69"> without human knowledge.</text:span></text:p>
      <text:p text:style-name="P43"><text:span text:style-name="T73"><text:tab/></text:span><text:span text:style-name="T74">By October 2017, </text:span><text:span text:style-name="T75">DeepMind published new research paper, AlphaGoZero, </text:span><text:span text:style-name="T76">which completely surpass previous version of AlphaGo</text:span><text:span text:style-name="T77">(Lee Sedol version)</text:span><text:span text:style-name="T76"> as it won 100-0</text:span><text:span text:style-name="T77">[2]</text:span><text:span text:style-name="T76">. </text:span><text:span text:style-name="T78">The m</text:span><text:span text:style-name="T77">ost </text:span><text:span text:style-name="T78">interested part is it trained solely from playing against itself without human knowledge supervised, as know as </text:span><text:span text:style-name="T80">tabula rasa</text:span><text:span text:style-name="T78">[2]</text:span><text:span text:style-name="T79">[3].</text:span></text:p>
      <text:p text:style-name="P39">Chapter <text:span text:style-name="T140">3</text:span>: Approaches</text:p>
      <text:p text:style-name="P38"><text:span text:style-name="T140">3</text:span>.1 Reinforcement Learning</text:p>
      <text:p text:style-name="P44"><text:tab/><text:span text:style-name="T144">Our </text:span><text:span text:style-name="T145">works use AlphaGoZero Reinforcement Learning method. A deep neural network f</text:span><text:span text:style-name="T159">θ</text:span><text:span text:style-name="T145"> with parameters </text:span><text:span text:style-name="T169">θ</text:span><text:span text:style-name="T145">. This neural network takes as an input the raw board representation s of the position and its history, and outputs both move probabilities and a value, (p, v) = f</text:span><text:span text:style-name="T159">θ</text:span><text:span text:style-name="T145">(s). The vector of move probabilities p represents the probability of selecting each move (including pass), p a = P r(a|s). The value v is a scalar evaluation, estimating the probability of the current player winning from position s. This neural network combines the roles of both policy network and value network into a single architecture. The neural network consists of many residual blocks of convolutional layers with batch normalization and rectifier non-linearities</text:span><text:span text:style-name="T146">. </text:span></text:p>
      <text:p text:style-name="P44"><text:span text:style-name="T146"><text:tab/></text:span><text:span text:style-name="T147">The neural network is trained from games of self-play by a novel reinforcement learning algorithm. In each position s, an MCTS search is executed, guided by the neural network f</text:span><text:span text:style-name="T158">θ</text:span><text:span text:style-name="T147">. The MCTS search outputs probabilities π of playing each move. These search probabilities usually select much stronger moves than the raw move probabilities p of the neural network f</text:span><text:span text:style-name="T158">θ</text:span><text:span text:style-name="T147">(s); MCTS may therefore be viewed as a powerful policy improvement operator . Self-play with search – using the improved MCTS-based policy to select each move, then using the game winner z as a sample of the value – may be viewed as a powerful policy evaluation operator. The main idea of our reinforcement learning algorithm is to use these search operators repeatedly in a policy iteration procedure : the neural network’s parameters are updated to make the move probabilities and value (p, v) = f</text:span><text:span text:style-name="T158">θ</text:span><text:span text:style-name="T147">(s) more closely match the improved search probabilities and </text:span><text:span text:style-name="T148">(</text:span><text:span text:style-name="T147">π, z); these new parameters are used in the next iteration of self-play to make the self-play winner search even stronger.</text:span></text:p>
      <text:p text:style-name="P45"><text:span text:style-name="T147"><text:tab/>The Monte-Carlo tree search uses the neural network f</text:span><text:span text:style-name="T158">θ</text:span><text:span text:style-name="T147">(s) to guide its simulations. </text:span><text:span text:style-name="T143">Each edge (s, a) in the search tree stores a prior probability P (s, a), a visit count N (s, a), and an action-value Q(s, a). Each simulation starts from the root state and iteratively selects moves that maximi</text:span><text:span text:style-name="T149">z</text:span><text:span text:style-name="T143">e an upper confidence bound Q(s, a) + U (s, a), where U (s, a) ∝ P (s, a)/(1 + N (s, a)), until a leaf node s 0 is encountered. This leaf position is expanded and evaluated just </text:span><text:span text:style-name="T149">once by the network to generate both prior probabilities and evaluation, (P (s 0 , ·), V (s 0 )) = </text:span><text:span text:style-name="T147">f</text:span><text:span text:style-name="T158">θ</text:span><text:span text:style-name="T147">(s</text:span><text:span text:style-name="T160">0</text:span><text:span text:style-name="T147">)</text:span><text:span text:style-name="T149">. Each edge (s, a) traversed in the simulation is updated to increment its visit count N (s, a), and to update its action-value to the mean evaluation over these simulations, Q(s, a) = 1/N (s, a) s 0 |s,a→s 0 V (s </text:span><text:soft-page-break/><text:span text:style-name="T149">0 ), where s, a → s 0 indicates that a simulation eventually reached s 0 after taking move a from position s</text:span></text:p>
      <text:p text:style-name="P46"><text:span text:style-name="T149"><text:tab/></text:span><text:span text:style-name="T150">MCTS may be viewed as a self-play algorithm that, given neural network parameters θ and</text:span></text:p>
      <text:p text:style-name="P47"><text:span text:style-name="T143">a root position s, computes a vector of search probabilities recommending moves to play, π = α θ(s), proportional to the exponentiated visit count for each move, π a ∝ N (s, a) 1/τ , where τ is a temperature parameter. </text:span></text:p>
      <text:p text:style-name="P48"><text:span text:style-name="T143"><text:tab/>The neural network is trained by a self-play reinforcement learning algorithm that uses MCTS to play each move. First, the neural network is initialized to random weights θ</text:span><text:span text:style-name="T157">0</text:span><text:span text:style-name="T143"> . At each subsequent iteration i ≥ 1, games of self-play are generated (Figure 1a). At each time-step t, an MCTS search π t = α θ i−1 (s t ) is executed using the previous iteration of neural network f θ i−1 , and a move is played by sampling the search probabilities π t . A game terminates at step T when both players pass, when the search value drops below a resignation threshold, or when the game exceeds a maximum length; the game is then scored to give a final reward of r T ∈ {−1, +1} The data for each time-step t is stored as (s t , π t , z t ) where z t = ±r T is the game winner from the perspective of the current player at step t. In parallel, new network parameters θ i are trained from data (s, π , z) sampled uniformly among all time-steps of the last iteration(s) of self-play. The neural network (p, v) = f</text:span><text:span text:style-name="T157">θ</text:span><text:span text:style-name="T143">i (s) is adjusted to minimize the error between the predicted value v and the self-play winner z, and to maximize the similarity of the neural network move probabilities p to the search probabilities π . Specifically, the parameters θ are adjusted by gradient descent on a loss function l that sums over mean-squared error and cross-entropy losses respectively, </text:span></text:p>
      <text:p text:style-name="P49"><text:span text:style-name="T151">(p, v) = f</text:span><text:span text:style-name="T161">θ</text:span><text:span text:style-name="T151"> (s), l = (z − v) 2 − π &gt; log p + c||θ|| 2</text:span></text:p>
      <text:p text:style-name="P50"><text:span text:style-name="T143">where c is a parameter controlling the level of L2 weight regularization (to prevent overfitting)</text:span><text:span text:style-name="T152">[2]</text:span><text:span text:style-name="T143">.</text:span></text:p>
      <text:p text:style-name="P51"/>
      <text:p text:style-name="P51">3.2 Transfer the trained weights</text:p>
      <text:p text:style-name="P52"><text:tab/><text:span text:style-name="T153">Instead of random initialize the neural networks by random </text:span><text:span text:style-name="T154">all</text:span><text:span text:style-name="T153"> weight</text:span><text:span text:style-name="T154">s</text:span><text:span text:style-name="T153">, </text:span><text:span text:style-name="T155">we use pretrained </text:span><text:span text:style-name="T145">f</text:span><text:span text:style-name="T159">θ</text:span><text:span text:style-name="T153"> </text:span><text:span text:style-name="T155">and random initialize only policy networks f</text:span><text:span text:style-name="T165">p</text:span><text:span text:style-name="T155"> and value networks f</text:span><text:span text:style-name="T165">v</text:span><text:span text:style-name="T155">, represent as </text:span><text:span text:style-name="T156">p = </text:span><text:span text:style-name="T145">f</text:span><text:span text:style-name="T159">θ</text:span><text:span text:style-name="T167">(f</text:span><text:span text:style-name="T163">p</text:span><text:span text:style-name="T167">(s)) </text:span><text:span text:style-name="T168">and v = <text:s/></text:span><text:span text:style-name="T166">f</text:span><text:span text:style-name="T159">θ</text:span><text:span text:style-name="T168">(f</text:span><text:span text:style-name="T164">v</text:span><text:span text:style-name="T168">(s)). </text:span></text:p>
      <text:p text:style-name="P33">Ref</text:p>
      <text:p text:style-name="P21">[1] Silver, D. et al. Mastering the game of Go with deep neural networks and tree search. Nature 529:484–489, 2016.</text:p>
      <text:p text:style-name="P24"><text:span text:style-name="T31">[2] </text:span><text:span text:style-name="T32">Silver, D. et al. </text:span><text:span text:style-name="T31">Mastering the game of go without human knowledge. Nature, 550:354–359, 2017.</text:span></text:p>
      <text:p text:style-name="P25"><text:span text:style-name="T31">[3] </text:span><text:span text:style-name="T32">Silver, D. et al. </text:span><text:bookmark-start text:name="__DdeLink__428_2762709722"/><text:span text:style-name="T31">Mastering Chess and Shogi by Self-Play with a General Reinforcement Learning Algorithm</text:span><text:bookmark-end text:name="__DdeLink__428_2762709722"/><text:span text:style-name="T31">. Ar</text:span><text:span text:style-name="T34">X</text:span><text:span text:style-name="T31">iv:1712.</text:span><text:span text:style-name="T33">01815</text:span><text:span text:style-name="T31">, 2017</text:span></text:p>
      <text:p text:style-name="P28"><text:span text:style-name="T3">[4] </text:span><text:span text:style-name="T60">Deng</text:span><text:span text:style-name="T61">, J et al. </text:span><text:span text:style-name="T36">ImageNet: A Large-Scale Hierarchical Image Database, </text:span><text:span text:style-name="T37">IEEE</text:span><text:span text:style-name="T36">, 2009</text:span></text:p>
      <text:p text:style-name="P29"><text:span text:style-name="T61">[</text:span><text:span text:style-name="T62">5] </text:span><text:span text:style-name="T63">A</text:span><text:span text:style-name="T64">lan</text:span><text:span text:style-name="T63"> Levinovitz</text:span><text:span text:style-name="T67">, </text:span><text:span text:style-name="T38">"</text:span><text:bookmark text:name="articleTitleFull"/><text:span text:style-name="T38">THE MYSTERY OF GO, THE ANCIENT GAME THAT COMPUTERS STILL CAN'T WIN", </text:span><text:span text:style-name="T40">https://www.wired.com/2014/05/the-world-of-computer-go/</text:span><text:span text:style-name="T38">, </text:span><text:span text:style-name="T39">201</text:span><text:span text:style-name="T40">4</text:span></text:p>
      <text:p text:style-name="P1"><text:span text:style-name="T4">[6] </text:span><text:span text:style-name="T65">LeCun, Yann. </text:span><text:span text:style-name="T66">et al</text:span><text:span text:style-name="T65">. </text:span><text:span text:style-name="T41">"Gradient-based learning applied to document recognition", </text:span><text:span text:style-name="T42">IEEE 86, 1986</text:span></text:p>
      <text:p text:style-name="P2"><text:span text:style-name="T42">[</text:span><text:span text:style-name="T41">7] Gelly, S. et al. The grand challenge of computer Go: Monte Carlo tree search and extensions. Commun. ACM 55, 106–113 (2012).</text:span></text:p>
      <text:p text:style-name="P5">[8] Allis, L. V. Searching for Solutions in Games and Artificial Intelligence. PhD thesis,</text:p>
      <text:p text:style-name="P5">Univ. Limburg, Maastricht, The Netherlands (1994).</text:p>
      <text:p text:style-name="P6">[9] van den Herik, H., Uiterwijk, J. W. &amp; van Rijswijck, J. Games solved: now and in the future. Artif. Intell. 134, 277–311 (2002).</text:p>
      <text:p text:style-name="P6">[10] Schaeffer, J. The games computers (and people) play. Advances in Computers</text:p>
      <text:p text:style-name="P6">52, 189–266 (2000).</text:p>
      <text:p text:style-name="P3"><text:span text:style-name="T43">[11] </text:span><text:span text:style-name="T44">Berkeley </text:span><text:span text:style-name="T41">DEEPDRIVE,</text:span><text:span text:style-name="T43"> https://deepdrive.berkeley.edu/</text:span></text:p>
      <text:p text:style-name="P4"><text:span text:style-name="T43">[</text:span><text:span text:style-name="T45">12] Gian-Carlo Pascutto, </text:span><text:span text:style-name="T41">[Computer-go] Zero performance, </text:span><text:span text:style-name="T45">http://computer-go.org/pipermail/computer-go/2017-October/010307.html, 2017</text:span></text:p>
      <text:p text:style-name="P7"><text:span text:style-name="T45">[</text:span><text:span text:style-name="T46">13] </text:span><text:span text:style-name="T41">Length of a go game, </text:span><text:a xlink:type="simple" xlink:href="https://homepages.cwi.nl/~aeb/go/misc/gostat.html" text:style-name="Internet_20_link" text:visited-style-name="Visited_20_Internet_20_Link"><text:span text:style-name="T46">https://homepages.cwi.nl/~aeb/go/misc/gostat.html</text:span></text:a></text:p>
      <text:p text:style-name="P8"><text:span text:style-name="T46">[</text:span><text:span text:style-name="T47">14] </text:span><text:span text:style-name="T48">Yosinski, </text:span><text:span text:style-name="T49">J. et al. How transferable are features in deep neural networks? ArXiv:1411.1792, 2014</text:span></text:p>
      <text:p text:style-name="P9"><text:span text:style-name="T49">[</text:span><text:span text:style-name="T50">15] </text:span><text:span text:style-name="T53">Abadi, </text:span><text:span text:style-name="T54">M. et al. TensorFlow: Large-Scale Machine Learning on Heterogeneous Distributed Systems. </text:span><text:span text:style-name="T55">A</text:span><text:span text:style-name="T54">rXiv:1603.04467, </text:span><text:span text:style-name="T55">2016</text:span></text:p>
      <text:p text:style-name="P10"><text:span text:style-name="T55">[16] </text:span><text:span text:style-name="T138">Tensors and Dynamic neural networks in Python with strong GPU acceleration</text:span><text:span text:style-name="T53">. http://pytorch.org/</text:span></text:p>
      <text:p text:style-name="P11"><text:span text:style-name="T57">[17] </text:span><text:span text:style-name="T56">Keras Deep Learning for humans. https://keras.io</text:span></text:p>
      <text:p text:style-name="P12"><text:span text:style-name="T56">[</text:span><text:span text:style-name="T58">18] </text:span><text:span text:style-name="T52">Silver</text:span><text:span text:style-name="T58">, </text:span><text:span text:style-name="T59">D. </text:span><text:a xlink:type="simple" xlink:href="http://ai.googleblog.com/2016/01/alphago-mastering-ancient-game-of-go.html" text:style-name="Internet_20_link" text:visited-style-name="Visited_20_Internet_20_Link"><text:span text:style-name="T51">AlphaGo: Mastering the ancient game of Go with Machine Learning</text:span></text:a><text:span text:style-name="T58">, https://ai.googleblog.com/2016/01/alphago-mastering-ancient-game-of-go.html,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 SarabunPSK1" svg:font-family="'TH SarabunPS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8:37:23.363295638</meta:creation-date>
    <dc:date>2018-10-04T09:00:21.428098286</dc:date>
    <meta:editing-duration>PT7H1M44S</meta:editing-duration>
    <meta:editing-cycles>170</meta:editing-cycles>
    <meta:generator>LibreOffice/5.1.6.2$Linux_X86_64 LibreOffice_project/10m0$Build-2</meta:generator>
    <meta:document-statistic meta:table-count="0" meta:image-count="0" meta:object-count="0" meta:page-count="7" meta:paragraph-count="55" meta:word-count="1727" meta:character-count="10771" meta:non-whitespace-character-count="9081"/>
  </office:meta>
</office:document-meta>
</file>